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ro38" style:family="table-row">
      <style:table-row-properties style:row-height="12.21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ro41" style:family="table-row">
      <style:table-row-properties style:row-height="139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8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26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office:value-type="string" calcext:value-type="string">
            <text:p>TODO →</text:p>
          </table:table-cell>
          <table:table-cell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1">
          <table:table-cell table:style-name="ce2" office:value-type="date" office:date-value="2018-08-05" calcext:value-type="date">
            <text:p>05/08/18</text:p>
          </table:table-cell>
          <table:table-cell office:value-type="string" calcext:value-type="string">
            <text:p>2c run model</text:p>
          </table:table-cell>
          <table:table-cell/>
          <table:table-cell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table:number-columns-repeated="2"/>
        </table:table-row>
        <table:table-row table:style-name="ro7" table:number-rows-repeated="1048479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/00/0000</text:date>, <text:time style:data-style-name="N2" text:time-value="09:05:39.614568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05T16:40:30.398734886</dc:date>
    <meta:editing-duration>P6DT23H36M52S</meta:editing-duration>
    <meta:editing-cycles>118</meta:editing-cycles>
    <meta:document-statistic meta:table-count="2" meta:cell-count="296" meta:object-count="0"/>
  </office:meta>
</office:document-meta>
</file>